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52cm"/>
    </style:style>
    <style:style style:name="co36" style:family="table-column">
      <style:table-column-properties fo:break-before="auto" style:column-width="0.975cm"/>
    </style:style>
    <style:style style:name="co37" style:family="table-column">
      <style:table-column-properties fo:break-before="auto" style:column-width="1.36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23" style:family="table-cell" style:parent-style-name="Default" style:data-style-name="N100">
      <style:table-cell-properties fo:background-color="#00ffff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0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fo:background-color="transparent"/>
    </style:style>
    <style:style style:name="ce38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4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1" style:family="table-cell" style:parent-style-name="Default" style:data-style-name="N100"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fff200"/>
    </style:style>
    <style:style style:name="ce43" style:family="table-cell" style:parent-style-name="Default" style:data-style-name="N100">
      <style:table-cell-properties fo:background-color="#ffff00"/>
    </style:style>
    <style:style style:name="ce44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office:value-type="string" calcext:value-type="string">
            <text:p>2024.07.17 13.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050.43</text:p>
          </table:table-cell>
          <table:table-cell table:number-columns-repeated="1018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6.24 10.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3.205</text:p>
          </table:table-cell>
          <table:table-cell table:number-columns-repeated="2"/>
          <table:table-cell office:value-type="string" calcext:value-type="string">
            <text:p>2006.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11" table:default-cell-style-name="ce15"/>
        <table:table-column table:style-name="co21" table:default-cell-style-name="Default"/>
        <table:table-column table:style-name="co22" table:default-cell-style-name="Default"/>
        <table:table-column table:style-name="co23" table:default-cell-style-name="ce15"/>
        <table:table-column table:style-name="co15" table:default-cell-style-name="ce15"/>
        <table:table-column table:style-name="co24" table:default-cell-style-name="ce15"/>
        <table:table-column table:style-name="co25" table:default-cell-style-name="Default"/>
        <table:table-column table:style-name="co23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3"/>
          <table:table-cell table:style-name="ce15"/>
          <table:table-cell table:number-columns-repeated="2"/>
          <table:table-cell table:style-name="ce15" table:number-columns-repeated="16370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5"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 table:style-name="ce15"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5"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3"/>
          <table:table-cell table:style-name="ce15"/>
          <table:table-cell table:number-columns-repeated="2"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5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table:style-name="ce15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5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0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3"/>
          <table:table-cell table:style-name="ce15"/>
          <table:table-cell table:number-columns-repeated="2"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15"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15"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15"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15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5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15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5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15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table:style-name="ce15"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9" office:value-type="string" calcext:value-type="string">
            <text:p>255.51</text:p>
          </table:table-cell>
          <table:table-cell table:number-columns-repeated="16370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5" office:value-type="string" calcext:value-type="string">
            <text:p>SBER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8822.69</text:p>
          </table:table-cell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15"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15" office:value-type="string" calcext:value-type="string">
            <text:p>TMOS (Тинькофф iMOEX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10484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9" table:default-cell-style-name="ce15"/>
        <table:table-column table:style-name="co30" table:default-cell-style-name="ce15"/>
        <table:table-column table:style-name="co1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9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23" table:default-cell-style-name="ce15"/>
        <table:table-column table:style-name="co37" table:default-cell-style-name="ce15"/>
        <table:table-column table:style-name="co39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8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8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8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8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34600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3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0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0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7" office:value-type="string" calcext:value-type="string">
            <text:p>1189.32 (283.4+905.92)</text:p>
          </table:table-cell>
          <table:table-cell table:number-columns-repeated="3"/>
          <table:table-cell table:style-name="ce37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4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2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7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5"/>
          <table:table-cell table:number-columns-repeated="1010"/>
        </table:table-row>
        <table:table-row table:style-name="ro1">
          <table:table-cell table:style-name="ce25" office:value-type="string" calcext:value-type="string">
            <text:p>RU000A100J18 (Домодедово выпуск 2 )</text:p>
          </table:table-cell>
          <table:table-cell table:style-name="ce25" table:number-columns-repeated="12"/>
          <table:table-cell/>
          <table:table-cell table:style-name="ce25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1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2">00.00.0000</text:date>, <text:time style:data-style-name="N2" text:time-value="19:07:21.52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7-12T19:12:46.381000000</dc:date>
    <meta:editing-duration>P4DT21H23M11S</meta:editing-duration>
    <meta:editing-cycles>1890</meta:editing-cycles>
    <meta:document-statistic meta:table-count="4" meta:cell-count="10450" meta:object-count="0"/>
  </office:meta>
</office:document-meta>
</file>